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89in"/>
    </style:style>
    <style:style style:name="co2" style:family="table-column">
      <style:table-column-properties fo:break-before="auto" style:column-width="1.8354in"/>
    </style:style>
    <style:style style:name="co3" style:family="table-column">
      <style:table-column-properties fo:break-before="auto" style:column-width="2.0583in"/>
    </style:style>
    <style:style style:name="co4" style:family="table-column">
      <style:table-column-properties fo:break-before="auto" style:column-width="2.1673in"/>
    </style:style>
    <style:style style:name="co5" style:family="table-column">
      <style:table-column-properties fo:break-before="auto" style:column-width="2.2035in"/>
    </style:style>
    <style:style style:name="co6" style:family="table-column">
      <style:table-column-properties fo:break-before="auto" style:column-width="2.92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333333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fo:border="0.06pt solid #000000"/>
      <style:text-properties fo:color="#66ffff" fo:font-weight="bold" style:font-weight-asian="bold" style:font-weight-complex="bold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font-style-asian="normal" style:font-weight-asian="normal" style:font-name-complex="Consolas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66ffff" fo:font-weight="bold" style:font-weight-asian="bold" style:font-weight-complex="bold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66ffff" fo:font-weight="bold" style:font-weight-asian="bold" style:font-weight-complex="bold"/>
    </style:style>
    <style:style style:name="ce9" style:family="table-cell" style:parent-style-name="Default">
      <style:text-properties style:use-window-font-color="tru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Default"/>
          <table:table-cell/>
          <table:table-cell office:value-type="string" calcext:value-type="string" table:number-columns-spanned="2" table:number-rows-spanned="1">
            <text:p>Input functions</text:p>
          </table:table-cell>
          <table:covered-table-cell table:style-name="Default"/>
          <table:table-cell office:value-type="string" calcext:value-type="string">
            <text:p>Textual Compare</text:p>
          </table:table-cell>
          <table:table-cell office:value-type="string" calcext:value-type="string">
            <text:p>Graphical Compar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est id</text:p>
          </table:table-cell>
          <table:table-cell table:style-name="ce4" office:value-type="string" calcext:value-type="string">
            <text:p>Test name of functions</text:p>
          </table:table-cell>
          <table:table-cell table:style-name="ce1" office:value-type="string" calcext:value-type="string">
            <text:p>Business-logic difference % </text:p>
          </table:table-cell>
          <table:table-cell table:style-name="ce1" office:value-type="string" calcext:value-type="string">
            <text:p>Text difference %</text:p>
          </table:table-cell>
          <table:table-cell table:style-name="ce1" office:value-type="string" calcext:value-type="string">
            <text:p>Layout difference % found</text:p>
          </table:table-cell>
          <table:table-cell table:style-name="ce1" office:value-type="string" calcext:value-type="string">
            <text:p>TD&amp;BU similarity % found</text:p>
          </table:table-cell>
          <table:table-cell table:style-name="ce1" office:value-type="string" calcext:value-type="string">
            <text:p>Comm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6" table:number-rows-spanned="1">
            <text:p>Sequential blocks</text:p>
          </table:table-cell>
          <table:covered-table-cell table:number-columns-repeated="4" table:style-name="ce5"/>
          <table:covered-table-cell table:style-name="ce7"/>
          <table:table-cell table:style-name="ce8"/>
          <table:table-cell table:style-name="ce9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test1() and test2()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test1() and test3()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table:style-name="ce6" office:value-type="string" calcext:value-type="string">
            <text:p>test1() and test4()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table:style-name="ce6" office:value-type="string" calcext:value-type="string">
            <text:p>test1() and test2()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table:style-name="ce6" office:value-type="string" calcext:value-type="string">
            <text:p>test1() and test5()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table:style-name="ce6" office:value-type="string" calcext:value-type="string">
            <text:p>test6() and test7(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IF conditions</text:p>
          </table:table-cell>
          <table:covered-table-cell table:style-name="ce6"/>
          <table:covered-table-cell table:number-columns-repeated="4"/>
          <table:table-cell table:number-columns-repeated="1018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table:style-name="ce6" office:value-type="string" calcext:value-type="string">
            <text:p>test1() and test2()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11]+1" office:value-type="float" office:value="8" calcext:value-type="float">
            <text:p>8</text:p>
          </table:table-cell>
          <table:table-cell table:style-name="ce6" office:value-type="string" calcext:value-type="string">
            <text:p>test2() and test3()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formula="of:=[.A12]+1"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table:formula="of:=[.A13]+1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4]+1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5]+1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6]+1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7]+1"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table:formula="of:=[.A18]+1"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table:formula="of:=[.A19]+1"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table:formula="of:=[.A20]+1"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table:formula="of:=[.A21]+1"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table:formula="of:=[.A22]+1"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table:formula="of:=[.A23]+1"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table:formula="of:=[.A24]+1"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table:formula="of:=[.A25]+1"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table:formula="of:=[.A26]+1"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table:formula="of:=[.A27]+1"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table:formula="of:=[.A28]+1"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table:formula="of:=[.A29]+1"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table:formula="of:=[.A30]+1" office:value-type="float" office:value="27" calcext:value-type="float">
            <text:p>27</text:p>
          </table:table-cell>
          <table:table-cell table:number-columns-repeated="1023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0">00/00/0000</text:date>, <text:time style:data-style-name="N2" text:time-value="12:38:04.8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0M27S</meta:editing-duration>
    <meta:editing-cycles>11</meta:editing-cycles>
    <meta:generator>LibreOffice/4.3.0.4$Windows_x86 LibreOffice_project/62ad5818884a2fc2e5780dd45466868d41009ec0</meta:generator>
    <dc:date>2014-08-20T14:19:26.859000000</dc:date>
    <meta:document-statistic meta:table-count="3" meta:cell-count="78" meta:object-count="0"/>
    <meta:user-defined meta:name="Info 1"/>
    <meta:user-defined meta:name="Info 2"/>
    <meta:user-defined meta:name="Info 3"/>
    <meta:user-defined meta:name="Info 4"/>
  </office:meta>
</office:document-meta>
</file>